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1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4.75cm"/>
    </style:style>
    <style:style style:name="co4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5.387cm"/>
    </style:style>
    <style:style style:name="co6" style:family="table-column">
      <style:table-column-properties fo:break-before="auto" style:column-width="13.074cm"/>
    </style:style>
    <style:style style:name="co7" style:family="table-column">
      <style:table-column-properties fo:break-before="auto" style:column-width="1.9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J1, J2, J3, J4, J5, J6, J7, J8</text:p>
          </table:table-cell>
          <table:table-cell office:value-type="string">
            <text:p>AudioJack2_SwitchT</text:p>
          </table:table-cell>
          <table:table-cell office:value-type="string">
            <text:p>Connector:AudioJack2_SwitchT</text:p>
          </table:table-cell>
          <table:table-cell office:value-type="string">
            <text:p>Eurorack_Library:Jack_3.5mm_QingPu_WQP-PJ398SM_Vertical_CircularHoles</text:p>
          </table:table-cell>
          <table:table-cell office:value-type="string">
            <text:p>~</text:p>
          </table:table-cell>
        </table:table-row>
        <table:table-row table:style-name="ro2">
          <table:table-cell table:number-columns-repeated="5"/>
          <table:table-cell office:value-type="string">
            <text:p>Thonkicon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CB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CB Panel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3">2021-08-13</text:date>, <text:time>20:31:4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3T20:31:48.31</dc:date>
    <meta:document-statistic meta:table-count="1" meta:cell-count="22" meta:object-count="0"/>
    <meta:generator>OpenOffice/4.1.10$Win32 OpenOffice.org_project/4110m2$Build-9807</meta:generator>
  </office:meta>
</office:document-meta>
</file>